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left="1cm" fo:margin-right="1cm" fo:text-indent="0cm" style:auto-text-indent="false"/>
    </style:style>
    <style:style style:name="P5" style:family="paragraph" style:parent-style-name="Text_20_body" style:list-style-name="L2">
      <style:text-properties fo:font-size="14pt" style:font-size-asian="14pt" style:font-size-complex="14pt"/>
    </style:style>
    <style:style style:name="P6" style:family="paragraph" style:parent-style-name="Text_20_body" style:list-style-name="L3"/>
    <style:style style:name="P7" style:family="paragraph" style:parent-style-name="Standard">
      <style:text-properties style:font-name="Arimo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a9bc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НАЗВАНИЕ ПРОЕКТА</text:h>
      <text:p text:style-name="Text_20_body"><text:span text:style-name="Strong_20_Emphasis"><text:span text:style-name="T1">«</text:span></text:span><text:span text:style-name="Strong_20_Emphasis"><text:span text:style-name="T2">Горячая штучка</text:span></text:span><text:span text:style-name="Strong_20_Emphasis"><text:span text:style-name="T1">»</text:span></text:span></text:p>
      <text:h text:style-name="P1" text:outline-level="2">2. ДЛЯ КОГО ЭТОТ САЙТ</text:h>
      <text:p text:style-name="P2">Сайт для тех, кто любит готовить дома -от начинающих до опытных хозяек и хозяев.<text:line-break/>Целевая аудитория: люди, которые ищут простые, понятные и проверенные рецепты без сложных ингредиентов.<text:line-break/>Также сайт будет полезен тем, кто хочет делиться своими рецептами и обсуждать кулинарные идеи.</text:p>
      <text:h text:style-name="P1" text:outline-level="2">3. КАКИЕ СТРАНИЦЫ БУДУТ НА САЙТЕ </text:h>
      <text:list text:style-name="L1">
        <text:list-item>
          <text:p text:style-name="P3"><text:span text:style-name="Strong_20_Emphasis"><text:span text:style-name="T1">Главная</text:span></text:span><text:span text:style-name="T1"><text:line-break/>- приветствие, кратко о блоге.<text:line-break/>- список последних добавленных рецептов (картинка + название + краткое описание).<text:line-break/>- ссылки на популярные рецепты.<text:line-break/>- поиск по сайту.</text:span></text:p>
        </text:list-item>
        <text:list-item>
          <text:p text:style-name="P3"><text:span text:style-name="Strong_20_Emphasis"><text:span text:style-name="T1">Каталог рецептов</text:span></text:span><text:span text:style-name="T1"><text:line-break/>- все рецепты с фильтрацией по категориям (завтраки, супы, второе, выпечка, салаты).<text:line-break/>- возможность сортировки по дате или популярности.<text:line-break/>- каждый рецепт представлен миниатюрой (фото, название, время приготовления).</text:span></text:p>
        </text:list-item>
        <text:list-item>
          <text:p text:style-name="P3"><text:span text:style-name="Strong_20_Emphasis"><text:span text:style-name="T1">Страница отдельного рецепта</text:span></text:span><text:span text:style-name="T1"><text:line-break/>- фото блюда.<text:line-break/>- список ингредиентов.<text:line-break/>- пошаговый способ приготовления.<text:line-break/>- кнопка «Сохранить в избранное» (для зарегистрированных).<text:line-break/>- блок комментариев с возможностью оставить отзыв или вопрос.</text:span></text:p>
        </text:list-item>
        <text:list-item>
          <text:p text:style-name="P3"><text:span text:style-name="Strong_20_Emphasis"><text:span text:style-name="T1">О блоге / О нас</text:span></text:span><text:span text:style-name="T1"><text:line-break/>- рассказ о том, кто ведёт блог и почему делится рецептами.<text:line-break/>- контакты для связи.<text:line-break/>- предложение сотрудничества (для брендов / других блогеров).</text:span></text:p>
        </text:list-item>
        <text:list-item>
          <text:p text:style-name="P3"><text:soft-page-break/><text:span text:style-name="Strong_20_Emphasis"><text:span text:style-name="T1">Блог / Статьи</text:span></text:span><text:span text:style-name="T1"><text:line-break/>- заметки о кухонной технике, полезных советах, продуктах.<text:line-break/>-возможность комментировать статьи.</text:span></text:p>
        </text:list-item>
        <text:list-item>
          <text:p text:style-name="P3"><text:span text:style-name="Strong_20_Emphasis"><text:span text:style-name="T1">Контакты</text:span></text:span><text:span text:style-name="T1"><text:line-break/>-форма обратной связи (имя, email, сообщение).<text:line-break/>- ссылки на соцсети (Telegram, Instagram, VK).<text:line-break/>-карта (опционально - схема, если будет офлайн-проект).</text:span></text:p>
        </text:list-item>
      </text:list>
      <text:p text:style-name="P4"><text:span text:style-name="Emphasis"><text:span text:style-name="T1">Минимум 5 страниц выполнено. На практике страниц может быть больше за счёт динамического каталога.</text:span></text:span></text:p>
      <text:h text:style-name="P1" text:outline-level="2">4. ЧТО УМЕЕТ ДЕЛАТЬ САЙТ</text:h>
      <text:list text:style-name="L2">
        <text:list-header>
          <text:p text:style-name="P5">-Показывать рецепты и статьи в удобном для чтения виде.</text:p>
          <text:p text:style-name="P5">-Искать рецепты по названию или ингредиентам.</text:p>
          <text:p text:style-name="P5">-Фильтровать рецепты по категориям (например: «супы», «выпечка»).</text:p>
          <text:p text:style-name="P5">-Регистрировать новых пользователей.</text:p>
          <text:p text:style-name="P5">-Авторизовать пользователей (вход по email + пароль).</text:p>
          <text:p text:style-name="P5">-Давать возможность зарегистрированным пользователям:</text:p>
          <text:list>
            <text:list-header>
              <text:p text:style-name="P5">-оставлять комментарии под рецептами;</text:p>
              <text:p text:style-name="P5">-добавлять рецепты в избранное;</text:p>
              <text:p text:style-name="P5">-предлагать свой рецепт на публикацию (через админа).</text:p>
            </text:list-header>
          </text:list>
          <text:p text:style-name="P5">-Принимать заявки / сообщения через форму на странице «Контакты».</text:p>
          <text:p text:style-name="P5">-Администратору:</text:p>
          <text:list>
            <text:list-header>
              <text:p text:style-name="P5">-добавлять / редактировать / удалять рецепты и статьи;</text:p>
              <text:p text:style-name="P5">-управлять пользователями (блокировка, удаление);</text:p>
              <text:p text:style-name="P5">-модерировать комментарии.</text:p>
            </text:list-header>
          </text:list>
        </text:list-header>
      </text:list>
      <text:h text:style-name="P1" text:outline-level="2">5. ТЕХНОЛОГИИ</text:h>
      <text:list text:style-name="L3">
        <text:list-header>
          <text:p text:style-name="P6"><text:span text:style-name="Strong_20_Emphasis"><text:span text:style-name="T1">-LAMP</text:span></text:span><text:span text:style-name="T1"> (Linux, Apache, MySQL, PHP) -серверная среда для работы </text:span><text:soft-page-break/><text:span text:style-name="T1">сайта.</text:span></text:p>
          <text:p text:style-name="P6"><text:span text:style-name="Strong_20_Emphasis"><text:span text:style-name="T1">-WordPress</text:span></text:span><text:span text:style-name="T1"> - система управления содержимым (проще и быстрее для кулинарного блога).</text:span></text:p>
          <text:p text:style-name="P6"><text:span text:style-name="Strong_20_Emphasis"><text:span text:style-name="T1">-GitHub</text:span></text:span><text:span text:style-name="T1"> -хранение кода (если нужна будет разработка) или документации проекта (ТЗ, схемы).</text:span></text:p>
          <text:p text:style-name="P6"><text:span text:style-name="Strong_20_Emphasis"><text:span text:style-name="T1">-</text:span></text:span><text:span text:style-name="Strong_20_Emphasis"><text:span text:style-name="T2">Draw.io</text:span></text:span><text:span text:style-name="Strong_20_Emphasis"><text:span text:style-name="T1"> -</text:span></text:span><text:span text:style-name="T1">для создания диаграмм (Use Case, Deployment).</text:span></text:p>
        </text:list-header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initial-creator>Scott Templer</meta:initial-creator>
    <meta:creation-date>2006-05-16T10:26:40</meta:creation-date>
    <dc:language>en-US</dc:language>
    <meta:editing-cycles>2</meta:editing-cycles>
    <meta:editing-duration>PT10M8S</meta:editing-duration>
    <dc:date>2026-04-28T12:40:25.147916375</dc:date>
    <meta:document-statistic meta:table-count="0" meta:image-count="0" meta:object-count="0" meta:page-count="3" meta:paragraph-count="32" meta:word-count="365" meta:character-count="2511" meta:non-whitespace-character-count="2201"/>
    <meta:user-defined meta:name="Info 1"/>
    <meta:user-defined meta:name="Info 2"/>
    <meta:user-defined meta:name="Info 3"/>
    <meta:user-defined meta:name="Info 4"/>
  </office:meta>
</office:document-meta>
</file>